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2239" officeooo:paragraph-rsid="00082239"/>
    </style:style>
    <style:style style:name="P2" style:family="paragraph" style:parent-style-name="Standard">
      <style:text-properties officeooo:rsid="00082239" officeooo:paragraph-rsid="00082239"/>
    </style:style>
    <style:style style:name="P3" style:family="paragraph" style:parent-style-name="Standard">
      <style:text-properties officeooo:rsid="0009c689" officeooo:paragraph-rsid="0009c689"/>
    </style:style>
    <style:style style:name="P4" style:family="paragraph" style:parent-style-name="Standard">
      <style:text-properties officeooo:rsid="000c4b1e" officeooo:paragraph-rsid="000c4b1e"/>
    </style:style>
    <style:style style:name="P5" style:family="paragraph" style:parent-style-name="Standard">
      <style:text-properties officeooo:rsid="000d34d9" officeooo:paragraph-rsid="000d34d9"/>
    </style:style>
    <style:style style:name="T1" style:family="text">
      <style:text-properties officeooo:rsid="00098be7"/>
    </style:style>
    <style:style style:name="T2" style:family="text">
      <style:text-properties officeooo:rsid="0009c689"/>
    </style:style>
    <style:style style:name="T3" style:family="text">
      <style:text-properties officeooo:rsid="000d34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p>
      <text:p text:style-name="P1">On average advertiser “i” receive<text:span text:style-name="T1">s</text:span> r<text:span text:style-name="T1">(i)</text:span>*<text:span text:style-name="T1">CTR(i)</text:span> value for each user that sees the ad. This is <text:span text:style-name="T1">his</text:span> truthful valuation. If <text:span text:style-name="T1">all advertizers</text:span> <text:span text:style-name="T2">initially </text:span>bid thruthfully, <text:span text:style-name="T2">different slots may end up having different cost-per-click. This encourages bidders to receive the spot with lowest cost-per-click. This entails adjusting the bid so that the bidder receives the spot with the lowest price of ad impression.</text:span></text:p>
      <text:p text:style-name="P1"/>
      <text:p text:style-name="P3">In a simple example (lecture slides) with 3 bidders and 2 slots: if first slot has CTR of 100 and is awared to bidder who pays 8$, the CPC is 0.08$/click. The second spot has CTR of 80 and is awared to a bidder who pays 5$. The CPC is 0.0625$/click. If a third bidder enter the auction (with 10 valuation of top spot) his payoff is 200$ [(10$-8$)*100] if he bids thruthfully, and 400$ [(10$-5$)*80] if he bids not thruthfully e.g. 6$. The assumption is of course that this bidder know bids of other bidders so this effect can only be observed when information is public and at least one auction is condcted.</text:p>
      <text:p text:style-name="P1"/>
      <text:p text:style-name="P1">2.</text:p>
      <text:p text:style-name="P4">Second price auction is a truth-telling strategy:</text:p>
      <text:p text:style-name="P4">In case a bidder wins by bidding his true value v (i.e. v&gt;b2 - second highest bid), he gains nothing from bidding less than v <text:span text:style-name="T3">but</text:span> more than b2. He still wins and gets v-b2 <text:span text:style-name="T3">as </text:span>payoff. If he bids below b2, he losses <text:span text:style-name="T3">the auction (</text:span>so incurs 0 gain<text:span text:style-name="T3">). </text:span><text:s/><text:span text:style-name="T3">There is no incentive to do so since when he wins </text:span>he gets v-b2<text:span text:style-name="T3">&gt;0</text:span> payoff. As a result, there is no incentive for him to deviate from truthtelling strategy in case he wins.</text:p>
      <text:p text:style-name="P4">In case a bidder losses by bidding <text:span text:style-name="T3">his</text:span> true value (i.e. v&lt;b2), <text:span text:style-name="T3">bidding any value below b2 has no effect, since he still loses and receives 0 utility. If he bids above b2 he wins, but receives v-b2&lt;0 utility so he is worse off. As a result, if bidder loses by his thruthtelling bid there is no incentive from him to deviate from this truthtelling strategy.</text:span></text:p>
      <text:p text:style-name="P5">In conclusion, in both cases, win or lose, a bidder has no incentive to deviate from his truthtelling strategy, what means it is his dominant strategy – a strategy that he choses no matter the stategy of other bidders.</text:p>
      <text:p text:style-name="P5"/>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6:28:41.568978161</meta:creation-date>
    <dc:date>2016-03-14T14:36:34.338207666</dc:date>
    <meta:editing-duration>PT4H33M35S</meta:editing-duration>
    <meta:editing-cycles>3</meta:editing-cycles>
    <meta:generator>LibreOffice/5.0.5.2$Linux_X86_64 LibreOffice_project/00m0$Build-2</meta:generator>
    <meta:document-statistic meta:table-count="0" meta:image-count="0" meta:object-count="0" meta:page-count="1" meta:paragraph-count="8" meta:word-count="372" meta:character-count="2052" meta:non-whitespace-character-count="1686"/>
  </office:meta>
</office:document-meta>
</file>